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5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9" style:family="paragraph" style:parent-style-name="Text_20_body" style:list-style-name="L6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 style:list-style-name="L7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9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0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1" style:family="paragraph" style:parent-style-name="Text_20_body" style:list-style-name="L8">
      <style:text-properties fo:font-size="15pt" officeooo:rsid="0011f355" style:font-size-asian="15pt" style:font-size-complex="15pt"/>
    </style:style>
    <style:style style:name="P102" style:family="paragraph" style:parent-style-name="Text_20_body">
      <style:paragraph-properties style:writing-mode="lr-tb"/>
      <style:text-properties officeooo:paragraph-rsid="0054c035"/>
    </style:style>
    <style:style style:name="P103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4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5" style:family="paragraph" style:parent-style-name="Text_20_body" style:list-style-name="L9"/>
    <style:style style:name="P106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ff0000" loext:opacity="100%" style:font-name="Liberation Serif" officeooo:rsid="000496ee"/>
    </style:style>
    <style:style style:name="T153" style:family="text">
      <style:text-properties fo:color="#bf0041" loext:opacity="100%" style:font-name="Liberation Serif" officeooo:rsid="0054ec08"/>
    </style:style>
    <style:style style:name="T154" style:family="text">
      <style:text-properties fo:color="#bf0041" loext:opacity="100%" style:font-name="Liberation Serif" officeooo:rsid="00624d14"/>
    </style:style>
    <style:style style:name="T155" style:family="text">
      <style:text-properties fo:color="#bf0041" loext:opacity="100%" fo:font-weight="bold"/>
    </style:style>
    <style:style style:name="T156" style:family="text">
      <style:text-properties fo:color="#bf0041" loext:opacity="100%" fo:font-weight="bold" officeooo:rsid="0054ec08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8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1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2" style:family="text">
      <style:text-properties style:font-weight-asian="bold" style:font-weight-complex="bold"/>
    </style:style>
    <style:style style:name="T163" style:family="text">
      <style:text-properties fo:color="#00a933" loext:opacity="100%" fo:font-weight="normal" style:font-weight-asian="normal" style:font-weight-complex="normal"/>
    </style:style>
    <style:style style:name="T164" style:family="text">
      <style:text-properties officeooo:rsid="0054c035"/>
    </style:style>
    <style:style style:name="T16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8" style:family="text">
      <style:text-properties officeooo:rsid="004e5f86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officeooo:rsid="001466bd"/>
    </style:style>
    <style:style style:name="T17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2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3" style:family="text">
      <style:text-properties fo:color="#158466" loext:opacity="100%"/>
    </style:style>
    <style:style style:name="T174" style:family="text">
      <style:text-properties fo:color="#ad1457" loext:opacity="100%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7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9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0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1" style:family="text">
      <style:text-properties fo:font-size="15pt" officeooo:rsid="0011f355" style:font-size-asian="15pt" style:font-size-complex="15pt"/>
    </style:style>
    <style:style style:name="T182" style:family="text">
      <style:text-properties fo:font-size="15pt" style:font-size-asian="15pt" style:font-size-complex="15pt"/>
    </style:style>
    <style:style style:name="T183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30">$</text:span> nautilus  <text:span text:style-name="T14">path/path/path</text:span></text:p>
      <text:p text:style-name="P63"><text:span text:style-name="T130">$</text:span> nautilus  <text:span text:style-name="T14">.</text:span></text:p>
      <text:p text:style-name="P62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4"><text:span text:style-name="T132"/></text:p>
      <text:p text:style-name="P65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6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6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7"/>
      <text:p text:style-name="P67"/>
      <text:p text:style-name="P68"><text:span text:style-name="Strong_20_Emphasis"><text:span text:style-name="T48">Run command 2 if command 1 succeeds</text:span></text:span><text:span text:style-name="T48">:</text:span></text:p>
      <text:p text:style-name="P69"><text:span text:style-name="Source_20_Text"><text:span text:style-name="T48">command1 &amp;&amp; command2</text:span></text:span></text:p>
      <text:list text:style-name="L2">
        <text:list-item>
          <text:p text:style-name="P70"><text:span text:style-name="Strong_20_Emphasis"><text:span text:style-name="T48">Run command 2 if command 1 fails</text:span></text:span><text:span text:style-name="T48">:</text:span></text:p>
        </text:list-item>
      </text:list>
      <text:p text:style-name="P69"><text:span text:style-name="Source_20_Text"><text:span text:style-name="T48">command1 || command2</text:span></text:span></text:p>
      <text:list text:style-name="L3">
        <text:list-item>
          <text:p text:style-name="P71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2"><text:span text:style-name="Source_20_Text"><text:span text:style-name="T48">command1; command2</text:span></text:span></text:p>
      <text:p text:style-name="P68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7"/>
      <text:p text:style-name="P74"><text:span text:style-name="T139">$</text:span><text:span text:style-name="T132"> </text:span><text:span text:style-name="T140">tldr command <text:s/># eg. tldr tldr or tlder man </text:span></text:p>
      <text:p text:style-name="P74"><text:span text:style-name="T130">$</text:span> man command</text:p>
      <text:p text:style-name="P74"><text:span text:style-name="T139">$</text:span><text:span text:style-name="T132"> </text:span><text:span text:style-name="T141">cat</text:span></text:p>
      <text:p text:style-name="P75"><text:span text:style-name="T130">$</text:span> <text:span text:style-name="T142">wget</text:span></text:p>
      <text:p text:style-name="P76">$<text:span text:style-name="T99"> </text:span><text:span text:style-name="T143">cp</text:span></text:p>
      <text:p text:style-name="P77"><text:span text:style-name="T128">$</text:span> <text:span text:style-name="T144">mv</text:span></text:p>
      <text:p text:style-name="P77"><text:span text:style-name="T139">$</text:span><text:span text:style-name="T132"> </text:span><text:span text:style-name="T145">find</text:span></text:p>
      <text:p text:style-name="P78"><text:span text:style-name="T146">$</text:span><text:span text:style-name="T147"> </text:span><text:span text:style-name="T148">chmod</text:span></text:p>
      <text:p text:style-name="P77"><text:span text:style-name="T139">$</text:span><text:span text:style-name="T132"> </text:span><text:span text:style-name="T149">nano</text:span></text:p>
      <text:p text:style-name="P79"><text:span text:style-name="T139">$</text:span><text:span text:style-name="T150"> </text:span><text:span text:style-name="T149">nautilus</text:span></text:p>
      <text:p text:style-name="P80"><text:span text:style-name="T146">$</text:span><text:span text:style-name="T147"> </text:span><text:span text:style-name="T151">wc -l</text:span></text:p>
      <text:p text:style-name="P79"><text:span text:style-name="T139">$</text:span><text:span text:style-name="T132"> </text:span><text:span text:style-name="T149">n</text:span></text:p>
      <text:p text:style-name="P81"><text:span text:style-name="T152">$</text:span><text:span text:style-name="T105"> n</text:span></text:p>
      <text:p text:style-name="P82"><text:span text:style-name="Source_20_Text"><text:span text:style-name="T105"/></text:span></text:p>
      <text:p text:style-name="P83"><text:span text:style-name="Source_20_Text"><text:span text:style-name="T116">___________________________</text:span></text:span><text:span text:style-name="Source_20_Text"><text:span text:style-name="T153">_________________ </text:span></text:span><text:span text:style-name="Source_20_Text"><text:span text:style-name="T154">GK</text:span></text:span><text:span text:style-name="Source_20_Text"><text:span text:style-name="T153"> ___________</text:span></text:span><text:span text:style-name="Source_20_Text"><text:span text:style-name="T116">__________________________________</text:span></text:span></text:p>
      <text:h text:style-name="P84" text:outline-level="2"><text:span text:style-name="Strong_20_Emphasis">/usr/bin</text:span></text:h>
      <text:p text:style-name="P85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5">
        <text:list-item>
          <text:p text:style-name="P86"><text:span text:style-name="Source_20_Text"><text:span text:style-name="T91">/usr/bin/python3</text:span></text:span></text:p>
        </text:list-item>
        <text:list-item>
          <text:p text:style-name="P86"><text:span text:style-name="Source_20_Text"><text:span text:style-name="T91">/usr/bin/git</text:span></text:span></text:p>
        </text:list-item>
        <text:list-item>
          <text:p text:style-name="P86"><text:span text:style-name="Source_20_Text"><text:span text:style-name="T91">/usr/bin/node</text:span></text:span></text:p>
        </text:list-item>
      </text:list>
      <text:p text:style-name="P87"/>
      <text:h text:style-name="P88" text:outline-level="2"><text:span text:style-name="Strong_20_Emphasis"><text:span text:style-name="T115">/opt</text:span></text:span></text:h>
      <text:p text:style-name="P85"><text:span text:style-name="T14">Where manually installed dev tools go.<text:line-break/></text:span><text:span text:style-name="Strong_20_Emphasis"><text:span text:style-name="T14">Examples:</text:span></text:span></text:p>
      <text:list text:style-name="L6">
        <text:list-item>
          <text:p text:style-name="P89"><text:span text:style-name="Source_20_Text"><text:span text:style-name="T91">/opt/android-studio/</text:span></text:span></text:p>
        </text:list-item>
        <text:list-item>
          <text:p text:style-name="P89"><text:span text:style-name="Source_20_Text"><text:span text:style-name="T91">/opt/vscode/</text:span></text:span></text:p>
        </text:list-item>
        <text:list-item>
          <text:p text:style-name="P89"><text:span text:style-name="Source_20_Text"><text:span text:style-name="T91">/opt/my-tools/</text:span></text:span></text:p>
          <text:p text:style-name="P89"><text:span text:style-name="Source_20_Text"><text:span text:style-name="T14"/></text:span></text:p>
        </text:list-item>
      </text:list>
      <text:h text:style-name="P88" text:outline-level="2"><text:span text:style-name="Strong_20_Emphasis"><text:span text:style-name="T115">/usr/lib</text:span></text:span></text:h>
      <text:p text:style-name="P85"><text:span text:style-name="T14">Libraries used by programming languages and tools.<text:line-break/></text:span><text:span text:style-name="Strong_20_Emphasis"><text:span text:style-name="T14">Examples:</text:span></text:span></text:p>
      <text:list text:style-name="L7">
        <text:list-item>
          <text:p text:style-name="P90"><text:span text:style-name="Source_20_Text"><text:span text:style-name="T91">/usr/lib/python3.10/</text:span></text:span></text:p>
        </text:list-item>
        <text:list-item>
          <text:p text:style-name="P90"><text:span text:style-name="Source_20_Text"><text:span text:style-name="T91">/usr/lib/jvm/</text:span></text:span><text:span text:style-name="T91"> (Java)</text:span></text:p>
        </text:list-item>
        <text:list-item>
          <text:p text:style-name="P90"><text:span text:style-name="Source_20_Text"><text:span text:style-name="T91">/usr/lib/docker/</text:span></text:span></text:p>
        </text:list-item>
      </text:list>
      <text:p text:style-name="P91"/>
      <text:p text:style-name="P92">+-----------------+</text:p>
      <text:p text:style-name="P92">| Terminal Window | <text:s/>&lt;- where you type commands</text:p>
      <text:p text:style-name="P92">+-----------------+</text:p>
      <text:p text:style-name="P92"><text:s text:c="9"/>|</text:p>
      <text:p text:style-name="P92"><text:s text:c="9"/>v</text:p>
      <text:p text:style-name="P92">+-----------------+</text:p>
      <text:p text:style-name="P92">| Shell (Bash/Zsh)| <text:s/>&lt;- interprets commands</text:p>
      <text:p text:style-name="P92">+-----------------+</text:p>
      <text:p text:style-name="P92"><text:s text:c="9"/>|</text:p>
      <text:p text:style-name="P92"><text:s text:c="9"/>v</text:p>
      <text:p text:style-name="P92">+-----------------+</text:p>
      <text:p text:style-name="P92">| OS Kernel <text:s text:c="6"/>| <text:s/>&lt;- executes commands</text:p>
      <text:p text:style-name="P92">+-----------------+</text:p>
      <text:p text:style-name="P92"/>
      <text:p text:style-name="P91"/>
      <text:p text:style-name="P93"><text:span text:style-name="T155">___________________________</text:span><text:span text:style-name="T156">_________________ Development Purpose ___________</text:span><text:span text:style-name="T155">__________________________________</text:span></text:p>
      <text:p text:style-name="P94"><text:span text:style-name="T38">$</text:span><text:span text:style-name="T15"> </text:span><text:span text:style-name="T157">nvm ls</text:span><text:span text:style-name="T158">   </text:span><text:span text:style-name="T15"> </text:span><text:span text:style-name="T15">         </text:span></text:p>
      <text:p text:style-name="P93"><text:span text:style-name="T40">$ </text:span><text:span text:style-name="T159">nvm use 20.17.0 <text:s text:c="17"/></text:span><text:span text:style-name="T160">#</text:span><text:span text:style-name="T161"> </text:span><text:span text:style-name="T160">Find out which versions of Node.js you may have installed and which one of those you're currently using</text:span></text:p>
      <text:p text:style-name="P95"><text:span text:style-name="T39">$</text:span><text:span text:style-name="T162"> </text:span><text:span text:style-name="T163">npm install –legacy-peer-deps</text:span></text:p>
      <text:p text:style-name="P96">_________________________<text:span text:style-name="T164">_________________________</text:span> <text:span text:style-name="T164">Swap <text:s/>_____________________</text:span>________________________________</text:p>
      <text:p text:style-name="P80"><text:span text:style-name="T165">$ </text:span><text:span text:style-name="T159">sudo swapoff -a</text:span><text:span text:style-name="T165"> </text:span><text:span text:style-name="T166">                                                                                           <text:tab/><text:tab/><text:tab/><text:tab/><text:tab/><text:tab/><text:tab/> <text:s text:c="6"/></text:span><text:span text:style-name="T167"># swap memory off</text:span></text:p>
      <text:p text:style-name="P97">_______________________________<text:span text:style-name="T168">______</text:span> 🔑 Unlocking Your WD Passport Drive <text:s/>_________________________________<text:span text:style-name="T9">____</text:span></text:p>
      <text:p text:style-name="P98"><text:span text:style-name="T169">$</text:span><text:span text:style-name="T170"> </text:span>sudo apt update <text:s/><text:tab/><text:tab/><text:tab/></text:p>
      <text:p text:style-name="P98"><text:span text:style-name="T169">$</text:span><text:span text:style-name="T171"> </text:span>sudo apt install -y python3-pip git</text:p>
      <text:p text:style-name="P98"><text:span text:style-name="T169">$</text:span><text:span text:style-name="T171"> </text:span>sudo pip3 install pyudev git+https://github.com/crypto-universe/py_sg –break-system-packages</text:p>
      <text:p text:style-name="P99"><text:span text:style-name="T38">$</text:span><text:span text:style-name="T172"> </text:span><text:span text:style-name="T173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9"><text:span text:style-name="T38">$</text:span><text:span text:style-name="T172"> </text:span><text:span text:style-name="T173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70">will vanish when rebooted</text:span></text:p>
      <text:h text:style-name="P100" text:outline-level="3"><text:span text:style-name="Strong_20_Emphasis">/tmp (Temporary Directory)</text:span></text:h>
      <text:list text:style-name="L8">
        <text:list-item>
          <text:p text:style-name="P101">Stores <text:span text:style-name="Strong_20_Emphasis">temporary files</text:span>.</text:p>
        </text:list-item>
        <text:list-item>
          <text:p text:style-name="P101">Files are <text:span text:style-name="Strong_20_Emphasis">automatically deleted</text:span> (on reboot or after some time).</text:p>
        </text:list-item>
        <text:list-item>
          <text:p text:style-name="P101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1"><text:span text:style-name="Strong_20_Emphasis">tmp/</text:span> (without leading slash) = a <text:span text:style-name="Emphasis">tmp folder in the current directory</text:span>.</text:p>
        </text:list-item>
      </text:list>
      <text:p text:style-name="P99"><text:span text:style-name="T38">$</text:span><text:span text:style-name="T172"> </text:span><text:span text:style-name="T173">wget https://raw.githubusercontent.com/0-duke/wdpassport-utils/master/wdpassport-utils.py -O wdpassport-utils.py</text:span><text:span text:style-name="T174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9"><text:span text:style-name="T38">$</text:span><text:span text:style-name="T172"> </text:span><text:span text:style-name="T173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2"><text:span text:style-name="T175">$</text:span><text:span text:style-name="T176"> </text:span><text:span text:style-name="T177">sudo python3 /tmp/wdpassport-utils.py -u -d /dev/</text:span><text:span text:style-name="T178">sdx*</text:span><text:span text:style-name="T179"><text:tab/> <text:s text:c="11"/></text:span><text:span text:style-name="T175">#</text:span><text:span text:style-name="T14">🔓</text:span><text:span text:style-name="T179">Unlock your WD Passport drive (replace sdx* with actual device </text:span></text:p>
      <text:h text:style-name="P103" text:outline-level="2">Flags Used</text:h>
      <text:list text:style-name="L9">
        <text:list-item>
          <text:p text:style-name="P104"><text:span text:style-name="Strong_20_Emphasis"><text:span text:style-name="Source_20_Text">-u</text:span></text:span> <text:s text:c="25"/>→ Unlock the drive 🔓</text:p>
        </text:list-item>
        <text:list-item>
          <text:p text:style-name="P104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5"><text:span text:style-name="T180">+x</text:span><text:span text:style-name="T181"> <text:s text:c="25"/>→ </text:span><text:span text:style-name="T182">add execute permission ⚙️</text:span></text:p>
        </text:list-item>
      </text:list>
      <text:p text:style-name="P106"/>
      <text:p text:style-name="P107">_______________________________<text:span text:style-name="T168">_____</text:span>___<text:span text:style-name="T168">_____</text:span> Fan Mode Commands <text:s/>_________________________________<text:span text:style-name="T9">___________</text:span></text:p>
      <text:p text:style-name="P107"/>
      <text:p text:style-name="P108">0 -&gt; Super Silent Mode 🔇</text:p>
      <text:p text:style-name="P108">1 -&gt; Standard Mode ⚙️</text:p>
      <text:p text:style-name="P108">2 -&gt; Dust Cleaning 🧹</text:p>
      <text:p text:style-name="P108">4 -&gt; Efficient Thermal Dissipation Mode 🌡️</text:p>
      <text:p text:style-name="P109"/>
      <text:p text:style-name="P110"><text:span text:style-name="T183">$</text:span><text:span text:style-name="T168"> </text:span>echo 0 | sudo tee /sys/bus/platform/drivers/ideapad_acpi/VPC2004:00/fan_mode</text:p>
      <text:p text:style-name="P111"><text:span text:style-name="T183">$</text:span><text:span text:style-name="T168"> </text:span>echo <text:span text:style-name="T168">1</text:span> | sudo tee /sys/bus/platform/drivers/ideapad_acpi/VPC2004:00/fan_mode</text:p>
      <text:p text:style-name="P111"><text:span text:style-name="T183">$</text:span><text:span text:style-name="T168"> </text:span>echo <text:span text:style-name="T168">2</text:span> | sudo tee /sys/bus/platform/drivers/ideapad_acpi/VPC2004:00/fan_mode</text:p>
      <text:p text:style-name="P111"><text:span text:style-name="T183">$</text:span><text:span text:style-name="T168"> </text:span>echo <text:span text:style-name="T168">4</text:span> | sudo tee /sys/bus/platform/drivers/ideapad_acpi/VPC2004:00/fan_mode</text:p>
      <text:p text:style-name="P111"/>
      <text:p text:style-name="P111"/>
      <text:p text:style-name="P111"/>
      <text:p text:style-name="P112">____________________________________________________________________________________________________________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># used to broadcast important notifications or announcements to all users currently logged into the system.</text:p>
      <text:p text:style-name="P93"><text:span text:style-name="T166">$ wall "we will be going down for maintenance for one hour sharply at 03:30 pm"</text:span></text:p>
      <text:p text:style-name="P113">#combines the functionality of both the ‘uptime‘ and ‘who‘ commands,</text:p>
      <text:p text:style-name="P114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00:44.134411421</dc:date>
    <meta:editing-duration>P2DT5H10M40S</meta:editing-duration>
    <meta:editing-cycles>53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206" meta:word-count="1182" meta:character-count="10416" meta:non-whitespace-character-count="7693"/>
  </office:meta>
</office:document-meta>
</file>